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es cours :</text:p>
      <text:p text:style-name="Standard">8 octobre</text:p>
      <text:p text:style-name="Standard">15 octobre</text:p>
      <text:p text:style-name="Standard">22 octobre</text:p>
      <text:p text:style-name="Standard">5 novembre 17-19h</text:p>
      <text:p text:style-name="Standard">3 décembre 17-19h</text:p>
      <text:p text:style-name="Standard"/>
      <text:p text:style-name="Standard">Site web :</text:p>
      <text:p text:style-name="Standard">laviedesidees.fr</text:p>
      <text:p text:style-name="Standard">liensocio.org</text:p>
      <text:p text:style-name="Standard">persee.fr</text:p>
      <text:p text:style-name="Standard"/>
      <text:p text:style-name="Standard">Ouvrage : nom prénom, <text:span text:style-name="T2">titre</text:span>, lieu maison édition, maison d'édition, date</text:p>
      <text:p text:style-name="Standard"><text:tab/>sous la direction de : nom prénom et nom prénom (dir), """"""</text:p>
      <text:p text:style-name="Standard"><text:tab/><text:tab/><text:tab/><text:tab/>nom prénom et al., """"""</text:p>
      <text:p text:style-name="Standard"><text:tab/>citation : nom prénom, "titre", in nom prénom, <text:span text:style-name="T2">titre</text:span><text:span text:style-name="T3">, lieu, édition, date, pages</text:span></text:p>
      <text:p text:style-name="Standard">Revue : nom prénom, "titre article", <text:span text:style-name="T2">titre revue</text:span><text:span text:style-name="T1">, numéro, date, pages</text:span></text:p>
      <text:p text:style-name="Standard"><text:span text:style-name="T1">en ligne : nom prénom, "titre article", </text:span><text:span text:style-name="T2">titre revue</text:span><text:span text:style-name="T1">, [en ligne], date</text:span></text:p>
      <text:p text:style-name="Standard"><text:span text:style-name="T1"><text:tab/>disponible sur &lt;url&gt;</text:span></text:p>
      <text:p text:style-name="Standard"><text:span text:style-name="T1"/></text:p>
      <text:p text:style-name="Standard"><text:span text:style-name="T1"/></text:p>
      <text:p text:style-name="Standard"><text:span text:style-name="T1">Citation concept général : [auteur, date]</text:span></text:p>
      <text:p text:style-name="Standard"><text:span text:style-name="T1">Citation précise : "____"(1)</text:span></text:p>
      <text:p text:style-name="Standard"><text:span text:style-name="T1">_______</text:span></text:p>
      <text:p text:style-name="Standard"><text:span text:style-name="T1">"___"(2)</text:span></text:p>
      <text:p text:style-name="Standard"><text:span text:style-name="T1">________</text:span></text:p>
      <text:p text:style-name="Standard"><text:span text:style-name="T1">(1) présentation texte</text:span></text:p>
      <text:p text:style-name="Standard"><text:span text:style-name="T1">(2) </text:span><text:span text:style-name="T3">ibid</text:span><text:span text:style-name="T4">, page (si, non présent sur même page : nom prénom, </text:span><text:span text:style-name="T5">titre</text:span><text:span text:style-name="T4">, op.cit, page</text:span></text:p>
      <text:p text:style-name="Standard"><text:span text:style-name="T4"/></text:p>
      <text:p text:style-name="Standard"><text:span text:style-name="T4"/></text:p>
      <text:p text:style-name="Standard"><text:span text:style-name="T4">Evaluations :</text:span></text:p>
      <text:p text:style-name="Standard"><text:span text:style-name="T4">- Compte rendu de lecture</text:span></text:p>
      <text:p text:style-name="Standard"><text:span text:style-name="T4">- Dossier bibliographique (grp) - L'entretien du corps</text:span></text:p>
      <text:p text:style-name="Standard"><text:span text:style-name="T4">Thème -&gt; deux références commenté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31S</meta:editing-duration>
    <meta:editing-cycles>4</meta:editing-cycles>
    <meta:generator>OpenOffice/4.0.0$Win32 OpenOffice.org_project/400m3$Build-9702</meta:generator>
    <dc:date>2014-09-24T17:43:44.82</dc:date>
    <meta:document-statistic meta:table-count="0" meta:image-count="0" meta:object-count="0" meta:page-count="1" meta:paragraph-count="28" meta:word-count="139" meta:character-count="847"/>
    <meta:user-defined meta:name="Info 1"/>
    <meta:user-defined meta:name="Info 2"/>
    <meta:user-defined meta:name="Info 3"/>
    <meta:user-defined meta:name="Info 4"/>
  </office:meta>
</office:document-meta>
</file>